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language="pt" fo:country="BR"/>
    </style:style>
    <style:style style:name="P2" style:family="paragraph" style:parent-style-name="Standard" style:list-style-name="L1">
      <style:paragraph-properties fo:margin-left="0.25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3" style:family="paragraph" style:parent-style-name="Standard" style:list-style-name="L3">
      <style:paragraph-properties fo:margin-left="0.25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4" style:family="paragraph" style:parent-style-name="Standard" style:list-style-name="L6">
      <style:paragraph-properties fo:margin-left="0.25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5" style:family="paragraph" style:parent-style-name="Standard" style:list-style-name="L8">
      <style:paragraph-properties fo:margin-left="0.25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6" style:family="paragraph" style:parent-style-name="Standard" style:list-style-name="L11">
      <style:paragraph-properties fo:margin-left="0.25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7" style:family="paragraph" style:parent-style-name="Standard" style:list-style-name="L2">
      <style:paragraph-properties fo:margin-left="0.25in" fo:margin-right="0in" fo:text-indent="0in" style:auto-text-indent="false" style:writing-mode="lr-tb"/>
      <style:text-properties fo:font-size="12pt" fo:language="pt" fo:country="BR"/>
    </style:style>
    <style:style style:name="P8" style:family="paragraph" style:parent-style-name="Standard" style:list-style-name="L4">
      <style:paragraph-properties fo:margin-left="0.7346in" fo:margin-right="0in" fo:text-indent="0in" style:auto-text-indent="false" style:writing-mode="lr-tb"/>
      <style:text-properties fo:font-size="12pt" fo:language="pt" fo:country="BR"/>
    </style:style>
    <style:style style:name="P9" style:family="paragraph" style:parent-style-name="Standard" style:list-style-name="L7">
      <style:paragraph-properties fo:margin-left="0.7346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10" style:family="paragraph" style:parent-style-name="Standard" style:list-style-name="L9">
      <style:paragraph-properties fo:margin-left="0.7346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11" style:family="paragraph" style:parent-style-name="Standard" style:list-style-name="L10">
      <style:paragraph-properties fo:margin-left="0.7346in" fo:margin-right="0in" fo:text-align="start" style:justify-single-word="false" fo:text-indent="0in" style:auto-text-indent="false" style:writing-mode="lr-tb"/>
      <style:text-properties fo:font-size="12pt" fo:language="pt" fo:country="BR"/>
    </style:style>
    <style:style style:name="P12" style:family="paragraph" style:parent-style-name="Standard" style:list-style-name="L5">
      <style:paragraph-properties fo:margin-left="0.7425in" fo:margin-right="0in" fo:text-indent="0in" style:auto-text-indent="false" style:writing-mode="lr-tb"/>
      <style:text-properties fo:font-size="12pt" fo:language="pt" fo:country="BR"/>
    </style:style>
    <style:style style:name="P13" style:family="paragraph" style:parent-style-name="Heading_20_2">
      <style:text-properties fo:language="pt" fo:country="BR" officeooo:paragraph-rsid="000d321a"/>
    </style:style>
    <style:style style:name="P14" style:family="paragraph" style:parent-style-name="Heading_20_2" style:list-style-name="L12">
      <style:paragraph-properties fo:text-align="start" style:justify-single-word="false"/>
      <style:text-properties fo:language="pt" fo:country="BR" officeooo:paragraph-rsid="000e1608"/>
    </style:style>
    <style:style style:name="P15" style:family="paragraph" style:parent-style-name="Heading_20_2" style:list-style-name="L12">
      <style:text-properties fo:language="pt" fo:country="BR" officeooo:paragraph-rsid="000e1608"/>
    </style:style>
    <style:style style:name="P16" style:family="paragraph" style:parent-style-name="Normal">
      <style:paragraph-properties fo:margin-left="0in" fo:margin-right="0in" fo:text-align="center" style:justify-single-word="false" fo:text-indent="0in" style:auto-text-indent="false"/>
      <style:text-properties fo:font-size="13pt" fo:language="pt" fo:country="BR" fo:font-weight="bold"/>
    </style:style>
    <style:style style:name="P17" style:family="paragraph" style:parent-style-name="Normal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style="italic" fo:font-weight="bold"/>
    </style:style>
    <style:style style:name="P18" style:family="paragraph" style:parent-style-name="Normal">
      <style:paragraph-properties fo:margin-left="0in" fo:margin-right="0in" fo:text-align="start" style:justify-single-word="false" fo:text-indent="0in" style:auto-text-indent="false"/>
      <style:text-properties fo:language="pt" fo:country="BR"/>
    </style:style>
    <style:style style:name="P19" style:family="paragraph" style:parent-style-name="Normal">
      <style:paragraph-properties fo:text-align="center" style:justify-single-word="false"/>
      <style:text-properties fo:font-size="14pt" fo:language="pt" fo:country="BR" fo:font-weight="bold" officeooo:paragraph-rsid="000d321a"/>
    </style:style>
    <style:style style:name="P20" style:family="paragraph" style:parent-style-name="Normal">
      <style:paragraph-properties fo:text-align="justify" style:justify-single-word="false"/>
      <style:text-properties fo:font-size="14pt" fo:language="pt" fo:country="BR" fo:font-weight="bold" officeooo:paragraph-rsid="000d321a"/>
    </style:style>
    <style:style style:name="P21" style:family="paragraph" style:parent-style-name="Normal">
      <style:paragraph-properties fo:text-align="justify" style:justify-single-word="false"/>
      <style:text-properties fo:font-size="12pt" fo:language="pt" fo:country="BR" fo:font-weight="normal"/>
    </style:style>
    <style:style style:name="P22" style:family="paragraph" style:parent-style-name="Normal">
      <style:paragraph-properties fo:text-align="justify" style:justify-single-word="false"/>
      <style:text-properties fo:font-size="12pt" fo:language="pt" fo:country="BR" fo:font-weight="normal" officeooo:paragraph-rsid="000e1608"/>
    </style:style>
    <style:style style:name="P23" style:family="paragraph" style:parent-style-name="Normal">
      <style:text-properties fo:language="pt" fo:country="BR"/>
    </style:style>
    <style:style style:name="P24" style:family="paragraph" style:parent-style-name="Normal">
      <style:paragraph-properties fo:text-align="start" style:justify-single-word="false"/>
      <style:text-properties fo:language="pt" fo:country="BR"/>
    </style:style>
    <style:style style:name="P25" style:family="paragraph" style:parent-style-name="Normal">
      <style:paragraph-properties fo:text-align="center" style:justify-single-word="false"/>
      <style:text-properties fo:language="pt" fo:country="BR"/>
    </style:style>
    <style:style style:name="P26" style:family="paragraph" style:parent-style-name="Normal">
      <style:paragraph-properties fo:margin-left="0.4925in" fo:margin-right="0in" fo:text-indent="0in" style:auto-text-indent="false"/>
      <style:text-properties fo:language="pt" fo:country="BR"/>
    </style:style>
    <style:style style:name="P27" style:family="paragraph" style:parent-style-name="Normal">
      <style:paragraph-properties fo:margin-left="0.4925in" fo:margin-right="0in" fo:text-align="start" style:justify-single-word="false" fo:text-indent="0in" style:auto-text-indent="false"/>
      <style:text-properties fo:language="pt" fo:country="BR"/>
    </style:style>
    <style:style style:name="P28" style:family="paragraph" style:parent-style-name="Normal">
      <style:paragraph-properties fo:margin-left="0.9846in" fo:margin-right="0in" fo:text-align="start" style:justify-single-word="false" fo:text-indent="-0.25in" style:auto-text-indent="false"/>
      <style:text-properties fo:language="pt" fo:country="BR"/>
    </style:style>
    <style:style style:name="P29" style:family="paragraph" style:parent-style-name="Text_20_body">
      <style:text-properties officeooo:paragraph-rsid="000e1608"/>
    </style:style>
    <style:style style:name="P30" style:family="paragraph" style:parent-style-name="Text_20_body">
      <style:text-properties officeooo:paragraph-rsid="000ed3e1"/>
    </style:style>
    <style:style style:name="P31" style:family="paragraph" style:parent-style-name="Text_20_body">
      <style:text-properties officeooo:paragraph-rsid="0010ce77"/>
    </style:style>
    <style:style style:name="P32" style:family="paragraph" style:parent-style-name="Text_20_body">
      <style:text-properties officeooo:paragraph-rsid="00123fca"/>
    </style:style>
    <style:style style:name="T1" style:family="text">
      <style:text-properties fo:font-size="13pt"/>
    </style:style>
    <style:style style:name="T2" style:family="text">
      <style:text-properties fo:font-size="13pt" fo:font-weight="bold"/>
    </style:style>
    <style:style style:name="T3" style:family="text">
      <style:text-properties fo:font-size="13pt" officeooo:rsid="000e1608"/>
    </style:style>
    <style:style style:name="T4" style:family="text">
      <style:text-properties fo:font-size="13pt" fo:language="pt" fo:country="BR" officeooo:rsid="000e1608"/>
    </style:style>
    <style:style style:name="T5" style:family="text">
      <style:text-properties fo:font-size="13pt" fo:language="pt" fo:country="BR" officeooo:rsid="000ed3e1"/>
    </style:style>
    <style:style style:name="T6" style:family="text">
      <style:text-properties fo:font-size="13pt" fo:language="pt" fo:country="BR" officeooo:rsid="0010ce77"/>
    </style:style>
    <style:style style:name="T7" style:family="text">
      <style:text-properties fo:font-size="13pt" fo:language="pt" fo:country="BR" officeooo:rsid="00123fca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officeooo:rsid="000d321a"/>
    </style:style>
    <style:style style:name="T11" style:family="text">
      <style:text-properties officeooo:rsid="000e16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bullet-char="•">
        <style:list-level-properties text:min-label-width="0.25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9">Projeto Brontossauro</text:p>
        <text:p text:style-name="P20"><text:span text:style-name="T10">UFRJ </text:span><text:span text:style-name="T10">(www.ufrj.br)</text:span></text:p>
        <text:p text:style-name="P20"><text:span text:style-name="T10">Linguagens de Programação (EEL-670)</text:span></text:p>
        <text:p text:style-name="P20"><text:span text:style-name="T10">Professor: Sergio Barbosa Villas-Boas (sbVB)</text:span></text:p>
        <text:p text:style-name="P20"><text:span text:style-name="T10">Data: 2013_11_21</text:span></text:p>
        <text:p text:style-name="P21"/>
        <text:h text:style-name="P1" text:outline-level="1"><text:tab/><text:span text:style-name="T1">Desenvolvedores: </text:span></text:h>
        <text:p text:style-name="P21"><text:tab/><text:tab/>Lucas Gomes</text:p>
        <text:p text:style-name="P21"><text:tab/><text:tab/>Luís Marquezzini</text:p>
        <text:p text:style-name="P21"><text:tab/><text:tab/>Marcos Seefelder de Assis Araújo</text:p>
        <text:p text:style-name="P21"><text:tab/><text:tab/>Pedro Henrique Palmeiro Esteves</text:p>
        <text:p text:style-name="P21"><text:tab/><text:tab/>Pedro Hollanda Boueke</text:p>
        <text:p text:style-name="P21"><text:tab/><text:tab/>Vinícius Silva Campos</text:p>
        <text:p text:style-name="P22"><text:span text:style-name="T11"/></text:p>
        <text:h text:style-name="P1" text:outline-level="1"><text:tab/><text:span text:style-name="T1">Descrição:</text:span></text:h>
        <text:p text:style-name="P22">O projeto consiste de <text:span text:style-name="T11">desenvolver </text:span>um software que <text:span text:style-name="T11">captura uma imagem da web cam de um computador pessoal, e </text:span>a partir de calibragens simples <text:span text:style-name="T11">(feitas pelo usuário a cada medida)</text:span>, permite determinar a altura de um<text:span text:style-name="T11"> objeto de medida</text:span> <text:span text:style-name="T11">cuja imagem se capturou completamente pela câmera.</text:span></text:p>
        <text:p text:style-name="P22"/>
        <text:h text:style-name="P1" text:outline-level="1"><text:tab/><text:span text:style-name="T1">Requisitos:</text:span></text:h>
        <text:p text:style-name="P21"><text:span text:style-name="T8"><text:tab/><text:tab/>1 . </text:span>Reconhecer a câmera do usuário</text:p>
        <text:p text:style-name="P21"><text:tab/><text:tab/><text:span text:style-name="T8">2 . </text:span>Calibrar as configurações da câmera</text:p>
        <text:p text:style-name="P21"><text:tab/><text:tab/><text:span text:style-name="T8">3 . </text:span>Reconhecer marcações de altura do alvo da medida, em pixels, feitas pelo usuário</text:p>
        <text:p text:style-name="P21"><text:span text:style-name="T8"><text:tab/><text:tab/>4 . </text:span>Calcular, de acordo com os parâmetros obtidos pela calibragem e as posições das linhas de marcação, a altura do alvo da medida</text:p>
        <text:p text:style-name="P21"><text:tab/><text:tab/><text:span text:style-name="T8">5 . </text:span>Informar ao usuário a altura encontrada</text:p>
        <text:p text:style-name="P21"/>
        <text:h text:style-name="P13" text:outline-level="2"><text:tab/><text:span text:style-name="T1">Descrição literal das janelas:</text:span></text:h>
        <text:h text:style-name="P13" text:outline-level="2"><text:span text:style-name="T2">Janela principal (QT)</text:span></text:h>
        <text:p text:style-name="P24">Elementos:</text:p>
        <text:list xml:id="list1843667474687665185" text:style-name="L1">
          <text:list-item>
            <text:p text:style-name="P2">botão: “Calibrar Câmera”;</text:p>
          </text:list-item>
          <text:list-item>
            <text:p text:style-name="P2">botão: “Carregar Calibragem”;</text:p>
          </text:list-item>
        </text:list>
        <text:p text:style-name="P23">Ações:</text:p>
        <text:list xml:id="list3046051540601050889" text:style-name="L2">
          <text:list-item>
            <text:p text:style-name="P7">Se “Calibrar Câmera”: <text:span text:style-name="T9">Janela principal</text:span> vira <text:span text:style-name="T9">Janela de Calibragem</text:span>;</text:p>
          </text:list-item>
          <text:list-item>
            <text:p text:style-name="P7">Se “Carregar Calibragem”: Abre <text:span text:style-name="T9">browser de arquivos</text:span>. Após selecionar um abre <text:span text:style-name="T9">Janela de Medição</text:span>;</text:p>
          </text:list-item>
        </text:list>
        <text:p text:style-name="P25"><text:span text:style-name="T2"/></text:p>
        <text:p text:style-name="P24"><text:span text:style-name="T2">Janela de Calibragem (QT)</text:span></text:p>
        <text:p text:style-name="P24">Elementos:</text:p>
        <text:list xml:id="list1787094870445974968" text:style-name="L3">
          <text:list-item>
            <text:p text:style-name="P3">Mensagem no topo: “Para a calibragem você precisará tirar 5 fotos de um objeto de altura <text:soft-page-break/>conhecida a 5 diferentes distâncias da câmera:”</text:p>
          </text:list-item>
          <text:list-item>
            <text:p text:style-name="P3">Caixa de input numérico: “Altura do objeto (em centímetros)”;</text:p>
          </text:list-item>
          <text:list-item>
            <text:p text:style-name="P3">5 botões com um caixa de input numérico ao lado de cada: nome do botão:“Tirar foto n” (n é o número da foto); descrição da caixa de input: “Distância do objeto à câmera (em centímetros)”;</text:p>
          </text:list-item>
          <text:list-item>
            <text:p text:style-name="P3">botão: “Fim da Calibragem” (só pode estar enabled quando todas as fotos forem tiradas e todos os inputs forem feitos);</text:p>
          </text:list-item>
        </text:list>
        <text:p text:style-name="P24">Ações:</text:p>
        <text:p text:style-name="P26">Pra cada botão de tirar foto:</text:p>
        <text:list xml:id="list1447059274602015575" text:style-name="L4">
          <text:list-item>
            <text:p text:style-name="P8">Abre <text:span text:style-name="T9">Janela de Captura</text:span>;</text:p>
          </text:list-item>
        </text:list>
        <text:p text:style-name="P26">Pra o botão “Fim da Calibragem”:</text:p>
        <text:list xml:id="list1499675529467750569" text:style-name="L5">
          <text:list-item>
            <text:p text:style-name="P12">Janela principal vira <text:span text:style-name="T9">Janela de Resultado</text:span>, abre <text:span text:style-name="T9">Janela de Captura</text:span>. Vai passar todos os valores para uma classe Camera que será utilizada nos cálculos..</text:p>
          </text:list-item>
        </text:list>
        <text:p text:style-name="P23"/>
        <text:p text:style-name="P16">Janela de Captura (OPENCV)</text:p>
        <text:p text:style-name="P17">Observação: A partir do momento que for aberta, a captura de vídeo só será encerrada ao fim do programa.</text:p>
        <text:p text:style-name="P18">Elementos:</text:p>
        <text:list xml:id="list3571657293696851451" text:style-name="L6">
          <text:list-item>
            <text:p text:style-name="P4">Mensagem: “Pressione qualquer tecla para tirar foto”;</text:p>
          </text:list-item>
        </text:list>
        <text:p text:style-name="P24">Ações:</text:p>
        <text:p text:style-name="P27">Após tirar foto:</text:p>
        <text:list xml:id="list8648286076726581573" text:style-name="L7">
          <text:list-item>
            <text:p text:style-name="P9">Abre <text:span text:style-name="T9">Janela de Marcação das Linhas</text:span>;</text:p>
          </text:list-item>
        </text:list>
        <text:p text:style-name="P28"/>
        <text:p text:style-name="P16">Janela de Marcação das Linhas (OPENCV)</text:p>
        <text:p text:style-name="P18">Elementos:</text:p>
        <text:list xml:id="list6112422044489617177" text:style-name="L8">
          <text:list-item>
            <text:p text:style-name="P5">botão: “Linha superior”;</text:p>
          </text:list-item>
          <text:list-item>
            <text:p text:style-name="P5">botão: “Linha inferior”;</text:p>
          </text:list-item>
          <text:list-item>
            <text:p text:style-name="P5">botão: “Tirar foto novamente”;</text:p>
          </text:list-item>
          <text:list-item>
            <text:p text:style-name="P5">botão: “Concluído”;</text:p>
          </text:list-item>
        </text:list>
        <text:p text:style-name="P24">Ações</text:p>
        <text:p text:style-name="P27">Os botões de Linha selecionam que tipo de linha você está definindo.</text:p>
        <text:p text:style-name="P27">Ao clicar em “Tirar foto novamente”:</text:p>
        <text:list xml:id="list7469442536485727976" text:style-name="L9">
          <text:list-item>
            <text:p text:style-name="P10">Abre Janela de Captura;</text:p>
          </text:list-item>
        </text:list>
        <text:p text:style-name="P27">Ao clicar em “Concluído”:</text:p>
        <text:list xml:id="list3721793791111561062" text:style-name="L10">
          <text:list-item>
            <text:p text:style-name="P11">Fecha a janela, retornando as alturas y das duas linhas para o cálculo da calibragem ou medida;</text:p>
          </text:list-item>
        </text:list>
        <text:p text:style-name="P28"/>
        <text:p text:style-name="P16">Janela de Resultado (QT)</text:p>
        <text:p text:style-name="P18">Elementos:</text:p>
        <text:list xml:id="list4303724463894071506" text:style-name="L11">
          <text:list-item>
            <text:p text:style-name="P6">Uma caixa de display de texto que vai estar sempre mostrando o último valor calculado pelo código de medição;</text:p>
          </text:list-item>
          <text:list-item>
            <text:p text:style-name="P6">Um display de imagem, mostrando a última foto que foi medida;</text:p>
          </text:list-item>
        </text:list>
        <text:p text:style-name="P24"/>
        <text:p text:style-name="P24"/>
        <text:p text:style-name="P24"/>
        <text:p text:style-name="P24"/>
        <text:list xml:id="list594958561595477974" text:style-name="L12">
          <text:list-item>
            <text:list>
              <text:list-header>
                <text:h text:style-name="P15" text:outline-level="2"><text:span text:style-name="T3">Dever de casa para a próxima reunião:</text:span></text:h>
              </text:list-header>
            </text:list>
          </text:list-item>
        </text:list>
        <text:p text:style-name="P29"><text:span text:style-name="T4">Colocar uma combo box na janela principal para que o surário possa escolher entre as câmeras </text:span><text:soft-page-break/><text:span text:style-name="T4">existentes qual ele deseja usar</text:span></text:p>
        <text:p text:style-name="P29"><text:span text:style-name="T4"/></text:p>
        <text:p text:style-name="P29"><text:span text:style-name="T4">Implementar o código da calibragem e do cálculo.</text:span></text:p>
        <text:p text:style-name="P29"><text:span text:style-name="T4"/></text:p>
        <text:p text:style-name="P29"><text:span text:style-name="T4">Escrever com mais detalhes os conceitos de “calibragem” e “cálculo”.</text:span></text:p>
        <text:p text:style-name="P29"><text:span text:style-name="T4"/></text:p>
        <text:p text:style-name="P29"><text:span text:style-name="T4">Botões (e não apenas teclado) para entrar em modo de seleção de linha de calibragem.</text:span></text:p>
        <text:p text:style-name="P29"><text:span text:style-name="T4"/></text:p>
        <text:p text:style-name="P30"><text:span text:style-name="T5">Botão para exibir o resultado final (medida).</text:span></text:p>
        <text:p text:style-name="P30"><text:span text:style-name="T5">Com tecla e botão para copiar para o clipboard !</text:span></text:p>
        <text:p text:style-name="P30"><text:span text:style-name="T5"><text:s/></text:span></text:p>
        <text:p text:style-name="P31"><text:span text:style-name="T6">Colocar o </text:span><text:span text:style-name="T7">odt e </text:span><text:span text:style-name="T6">pdf de teoria no dropbox.</text:span></text:p>
        <text:p text:style-name="P32"><text:span text:style-name="T7">Requisites in English.</text:span></text:p>
        <text:p text:style-name="P32"><text:span text:style-name="T7"/></text:p>
        <text:p text:style-name="P31"><text:span text:style-name="T6"/></text:p>
        <text:p text:style-name="P29"><text:span text:style-name="T4"/></text:p>
        <text:list xml:id="list310483122" text:continue-numbering="true" text:style-name="L12">
          <text:list-item>
            <text:list>
              <text:list-header>
                <text:h text:style-name="P14" text:outline-level="2"><text:span text:style-name="T2"/></text:h>
              </text:list-header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pt" fo:country="B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" fo:font-size="12pt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_5f_text" style:display-name="Bullet Symbols_text" style:family="text">
      <style:text-properties style:font-name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3-11-20T12:14:10</meta:creation-date>
    <dc:date>2013-11-21T14:58:21</dc:date>
    <dc:creator>sbvb </dc:creator>
    <meta:editing-duration>PT17M15S</meta:editing-duration>
    <meta:editing-cycles>4</meta:editing-cycles>
    <meta:document-statistic meta:table-count="0" meta:image-count="0" meta:object-count="0" meta:page-count="3" meta:paragraph-count="72" meta:word-count="564" meta:character-count="3384" meta:non-whitespace-character-count="2883"/>
  </office:meta>
</office:document-meta>
</file>